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text-properties fo:font-weight="bold" officeooo:paragraph-rsid="00110916"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10916" style:font-weight-asian="bold" style:font-weight-complex="bold"/>
    </style:style>
    <style:style style:name="P4" style:family="paragraph" style:parent-style-name="Standard">
      <style:text-properties fo:font-weight="normal" officeooo:paragraph-rsid="00110916" style:font-weight-asian="normal" style:font-weight-complex="normal"/>
    </style:style>
    <style:style style:name="P5" style:family="paragraph" style:parent-style-name="Default">
      <style:text-properties fo:font-size="11.5pt" fo:font-weight="bold" style:font-size-asian="11.5pt" style:font-weight-asian="bold" style:font-weight-complex="bold"/>
    </style:style>
    <style:style style:name="P6" style:family="paragraph" style:parent-style-name="Standard">
      <style:text-properties fo:font-weight="normal" officeooo:rsid="00110916" officeooo:paragraph-rsid="00110916" style:font-weight-asian="normal" style:font-weight-complex="normal"/>
    </style:style>
    <style:style style:name="P7" style:family="paragraph" style:parent-style-name="Standard">
      <style:text-properties fo:font-weight="normal" officeooo:paragraph-rsid="00110916" style:font-weight-asian="normal" style:font-weight-complex="normal"/>
    </style:style>
    <style:style style:name="P8" style:family="paragraph" style:parent-style-name="Standard">
      <style:text-properties fo:font-weight="normal" officeooo:rsid="00142df3" officeooo:paragraph-rsid="00142df3" style:font-weight-asian="normal" style:font-weight-complex="normal"/>
    </style:style>
    <style:style style:name="P9" style:family="paragraph" style:parent-style-name="Standard">
      <style:text-properties fo:font-weight="normal" officeooo:rsid="0015a142" officeooo:paragraph-rsid="0015a142" style:font-weight-asian="normal" style:font-weight-complex="normal"/>
    </style:style>
    <style:style style:name="P10" style:family="paragraph" style:parent-style-name="Standard">
      <style:text-properties fo:font-weight="bold" officeooo:paragraph-rsid="00110916" style:font-weight-asian="bold" style:font-weight-complex="bold"/>
    </style:style>
    <style:style style:name="P11" style:family="paragraph" style:parent-style-name="Standard">
      <style:paragraph-properties style:writing-mode="lr-tb"/>
      <style:text-properties fo:font-weight="normal" officeooo:rsid="00130350" officeooo:paragraph-rsid="00110916" style:font-weight-asian="normal" style:font-weight-complex="normal"/>
    </style:style>
    <style:style style:name="P12" style:family="paragraph" style:parent-style-name="Text_20_body">
      <style:paragraph-properties style:writing-mode="lr-tb"/>
      <style:text-properties fo:font-variant="normal" fo:text-transform="none" fo:color="#222222" style:font-name="arial" fo:font-size="12pt" fo:letter-spacing="normal" fo:font-style="normal" fo:font-weight="normal" officeooo:rsid="00130350" officeooo:paragraph-rsid="00110916" style:font-weight-asian="normal" style:font-weight-complex="normal"/>
    </style:style>
    <style:style style:name="P13"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T1" style:family="text">
      <style:text-properties fo:font-weight="normal" officeooo:rsid="00110916" style:font-weight-asian="normal" style:font-weight-complex="normal"/>
    </style:style>
    <style:style style:name="T2" style:family="text">
      <style:text-properties fo:font-weight="normal" officeooo:rsid="00130350"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officeooo:rsid="0011739d"/>
    </style:style>
    <style:style style:name="T5" style:family="text">
      <style:text-properties officeooo:rsid="00142df3"/>
    </style:style>
    <style:style style:name="T6" style:family="text">
      <style:text-properties officeooo:rsid="0015fe0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
      <text:p text:style-name="P3">1) Explica el funcionamiento de un servidor Web. ¿Cuáles son las diferencias entre páginas estáticas y dinámicas?</text:p>
      <text:p text:style-name="P3"/>
      <text:p text:style-name="P3"><text:tab/><text:span text:style-name="T1">Es un programa que procesa <text:s/>una aplicación de lado <text:s/>servidor para luego enviárselo al cliente.</text:span></text:p>
      <text:p text:style-name="P6"><text:tab/>Diferencias de estático y dinámico:</text:p>
      <text:p text:style-name="P6"/>
      <text:p text:style-name="P6"><text:tab/>La diferencia principal es que una pagina dinámica <text:s/>es la que interactuá con el servidor de modo que le pide algo o guarde algún dato que el lado cliente le envía ya sea un comentario una imagen… es decir utiliza <text:s/>php, js y una pagina estatica s la que es solamente informativa la cual no se puede interactuar con el servidor suele utilizar solamente html, css.</text:p>
      <text:p text:style-name="P3"/>
      <text:p text:style-name="P3">2) ¿Qué son las DAPPS (WEB 3.0)?</text:p>
      <text:p text:style-name="P3"/>
      <text:p text:style-name="P3"><text:tab/><text:span text:style-name="T3">Este es un tipo de aplicación, cuyo funcionamiento no depende de puntos de control o servidores centrales, sino que funciona en base a una red descentralizada. Una red en la que sus usuarios tienen el control total del funcionamiento de la misma. Las DApps permiten que las personas puedan acceder a distintos servicios de forma segura. Estas aplicaciones pueden ser utilizadas en computadores personales, smartphones o incluso ser accesibles vía web.</text:span></text:p>
      <text:p text:style-name="P3"/>
      <text:p text:style-name="P3">3) ¿Qué diferencia a la web 1.0, web 2.0 y la futuras webs?</text:p>
      <text:p text:style-name="P3"/>
      <text:p text:style-name="P4"><text:tab/><text:span text:style-name="T4">La mayor diferencia es que la web 1 era una pagina en la que no se podía hacer prácticamente nada, era unidireccional yla web 2 con los avances tecnológicos los usuarios son capaces de compartir y crear contenido. Y en las futuras web creo que van a avanzar aun mas por el tema del 3D y demas.</text:span></text:p>
      <text:p text:style-name="P3"/>
      <text:p text:style-name="P3">4) Una de las novedades de la web 2.0 es el crowfunding. ¿En qué consiste?</text:p>
      <text:p text:style-name="P3"/>
      <text:p text:style-name="P3"><text:tab/><text:span text:style-name="T3">Cooperación colectiva, llevada a cabo por personas que realizan una red para conseguir dinero u otros recursos, se suele utilizar Internet para financiar esfuerzos e iniciativas de otras personas u organizaciones</text:span></text:p>
      <text:p text:style-name="P3"/>
      <text:p text:style-name="P3">5) Lee el artículo Comparación entre navegadores web y realiza una conclusión general y determina cuál puede ser el mejor navegador.</text:p>
      <text:p text:style-name="P3">6) ¿Qué son las hojas de estilo o CSS? ¿Qué extensión tienen sus archivos?</text:p>
      <text:p text:style-name="P3"/>
      <text:p text:style-name="P3"><text:tab/><text:span text:style-name="T2">La hojas de estilos css son donde están los estilos de la pagina css, es decir, donde se le dan los estilos necesarios para que tenga color margen fondos…Y su extensión es . css</text:span></text:p>
      <text:p text:style-name="P3"/>
      <text:p text:style-name="P3">7) ¿Por qué se utilizan los CMS? ¿Cuál es el más usado? ¿Busca algunos por Internet de un tema de interés?</text:p>
      <text:p text:style-name="P3"/>
      <text:p text:style-name="P1"><text:tab/><text:span text:style-name="T2">Los CMS es una forma sencilla de realizar una pagina web. El mas usado es wordpre.</text:span></text:p>
      <text:p text:style-name="P12"/>
      <text:p text:style-name="P12">-Wordpres: 60%</text:p>
      <text:list xml:id="list1561075235" text:style-name="L1">
        <text:list-header>
          <text:p text:style-name="P13">-Joomla: 6,5%</text:p>
          <text:p text:style-name="P13">-Drupal: 4,6%</text:p>
          <text:p text:style-name="P13"><text:soft-page-break/>-Magento: 2,4%</text:p>
          <text:p text:style-name="P13">-Blogger: 1,9%</text:p>
          <text:p text:style-name="P13">-Shopify: 1,8%</text:p>
          <text:p text:style-name="P13">-Bitrix: 1,5%</text:p>
          <text:p text:style-name="P13">-Squarespace: 1,5%</text:p>
        </text:list-header>
      </text:list>
      <text:p text:style-name="P11"/>
      <text:p text:style-name="P3"/>
      <text:p text:style-name="P3">8) ¿Qué es LAMP? ¿Y XAMPP?</text:p>
      <text:p text:style-name="P3"/>
      <text:p text:style-name="P4"><text:tab/>Es un conjunto de sistemas, lenguajes o tecnologías que se utilizan muy habitualmente, de manera conjunta, en el desarrollo de aplicaciones web.</text:p>
      <text:p text:style-name="P4">En concreto, LAMP hace referencia a Linux, Apache, MySQL y PHP/Perl/Python.</text:p>
      <text:p text:style-name="P4"/>
      <text:p text:style-name="P4"><text:tab/>XAMPP es un paquete de software libre, que consiste principalmente en el sistema de gestión de bases de datos MySQL, el servidor web Apache y los intérpretes para lenguajes de script PHP y Perl. </text:p>
      <text:p text:style-name="P3"/>
      <text:p text:style-name="P3">9) Si quieres montar una tienda virtual para ayudar a un amigo. ¿Qué herramientas utilizarías? ¿Cuál es su página Web de la herramienta utilizada?</text:p>
      <text:p text:style-name="P3"/>
      <text:p text:style-name="P8">No entiendo</text:p>
      <text:p text:style-name="P3"/>
      <text:p text:style-name="P3">10) ¿Qué significa organizar el código de una aplicación en 3 capas?</text:p>
      <text:p text:style-name="P3"/>
      <text:p text:style-name="P4"><text:tab/><text:span text:style-name="T5">Significa que tendremos tres capas principales la capa del navegador que es donde esta el cliente la siguiente capa es el servidor web que es el que se encarga de enviarle los tipos diferentes de paginas web y la capa de la base de datos que es la encargada de enviar o guardar los datos. Cada capa aparte tienen diferentes capas pero solo interactúan con la capa a la que corresponde</text:span></text:p>
      <text:p text:style-name="P3"/>
      <text:p text:style-name="P3">11) ¿Qué prefieres para programar un IDE o editor de código? Justifica tu respuesta</text:p>
      <text:p text:style-name="P3"/>
      <text:p text:style-name="P9">Creo que prefiero el IDE ya que por ejemplo con el netbeans al estar haciendo un código se puede ejecutar en el mismo ide sin necesidad de ir a una <text:span text:style-name="T6">pagina</text:span> web y probarlo por lo cual es una manera mas sencilla de ayuda al programador al igual que cuando hay un fallo te da un error y te dice cual es el fallo y <text:span text:style-name="T6">así</text:span> poder <text:span text:style-name="T6">corregirlo</text:span> mas <text:span text:style-name="T6">fácilmente</text:span> creo que con esas ventajas es mas conveniente utilizar un IDE antes que un editor de <text:span text:style-name="T6">código.</text:span> </text:p>
      <text:p text:style-name="P3"/>
      <text:p text:style-name="P3">12) ¿Cuáles son las arquitecturas de programación mas utilizada en programación del lado del servidor?</text:p>
      <text:p text:style-name="P3"/>
      <text:p text:style-name="P4"/>
      <text:p text:style-name="P3"/>
      <text:p text:style-name="P3">13) ¿Qué es Dru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23:36:00</meta:creation-date>
    <meta:initial-creator>Antonio Morente Morente</meta:initial-creator>
    <dc:date>2019-09-24T16:40:26.331000000</dc:date>
    <meta:editing-duration>PT18M10S</meta:editing-duration>
    <meta:editing-cycles>3</meta:editing-cycles>
    <meta:generator>LibreOffice/5.4.3.2$Windows_X86_64 LibreOffice_project/92a7159f7e4af62137622921e809f8546db437e5</meta:generator>
    <meta:document-statistic meta:table-count="0" meta:image-count="0" meta:object-count="0" meta:page-count="2" meta:paragraph-count="35" meta:word-count="728" meta:character-count="4118" meta:non-whitespace-character-count="3415"/>
  </office:meta>
</office:document-meta>
</file>